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66" style:font-name="Verdana1"/>
    </style:style>
    <style:style style:name="T8" style:family="text">
      <style:text-properties fo:color="#000066" style:font-name="Verdana1" fo:font-weight="bold"/>
    </style:style>
    <style:style style:name="T9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10" style:family="text">
      <style:text-properties style:text-underline-style="solid" style:text-underline-width="auto" style:text-underline-color="font-color" fo:font-weight="bold"/>
    </style:style>
    <style:style style:name="T11" style:family="text">
      <style:text-properties fo:color="#660066" style:font-name="Verdana1"/>
    </style:style>
    <style:style style:name="T12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3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4">Spinach Salad<text:line-break/><text:line-break/></text:span><text:span text:style-name="T2">Amounts Desired of the following: <text:line-break/></text:span><text:span text:style-name="T1">Spinach<text:line-break/>Mushrooms<text:line-break/>Red onions, sliced thin<text:line-break/>Cheddar cheese, grated<text:line-break/>Black olives, sliced<text:line-break/>Mandarin oranges.. 1 can<text:line-break/>Salt<text:line-break/><text:line-break/></text:span><text:span text:style-name="T3">Dressing:</text:span><text:span text:style-name="T1"><text:line-break/>2 t salt<text:line-break/>½ t pepper<text:line-break/>½ cup light olive oil<text:line-break/>¼ cup red wine vinegar<text:line-break/>3 T cane juice crystals<text:line-break/><text:line-break/>Combine salad ingredients in a pretty glass dish. Mix dressing ingredients in a glass shaker type dressing container and serve along side. Enjoy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46:08.58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69" meta:character-count="412"/>
  </office:meta>
</office:document-meta>
</file>